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5.556248mm" fo:page-width="2.9104166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round" svg:stroke-opacity="100.0%" svg:stroke-width="0.26458332mm"/>
    </style:style>
    <style:style style:family="graphic" style:name="style-3">
      <style:graphic-properties draw:fill="none" draw:stroke="solid" svg:stroke-color="#000000" draw:stroke-linejoin="round" svg:stroke-opacity="100.0%" svg:stroke-width="0.26458332mm"/>
    </style:style>
    <style:style style:family="graphic" style:name="style-4">
      <style:graphic-properties draw:fill="none" draw:stroke="solid" svg:stroke-color="#000000" draw:stroke-linejoin="round" svg:stroke-opacity="100.0%" svg:stroke-width="0.26458332mm"/>
    </style:style>
  </office:automatic-styles>
  <office:body>
    <office:drawing>
      <draw:page draw:master-page-name="Default" draw:name="page1" draw:style-name="DP1">
        <draw:g draw:id="svg2">
          <draw:g draw:id="layer1">
            <draw:path svg:d="M 0.0 0.0 L 0.0 529.16644" svg:height="5.2916646mm" draw:style-name="style-2" svg:viewBox="0.0 0.0 1.0 529.16644" svg:width="0.0mm" svg:x="1.4552083mm" svg:y="0.13229166mm"/>
            <draw:path svg:d="M 0.0 0.0 L 264.5833 0.0" svg:height="0.0mm" draw:style-name="style-3" svg:viewBox="0.0 0.0 264.5833 1.0" svg:width="2.6458333mm" svg:x="0.13229166mm" svg:y="0.13229166mm"/>
            <draw:path svg:d="M 0.0 0.0 L 264.5833 0.0" svg:height="0.0mm" draw:style-name="style-4" svg:viewBox="0.0 0.0 264.5833 1.0" svg:width="2.6458333mm" svg:x="0.13229166mm" svg:y="5.423956mm"/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5.556248mm" fo:page-width="2.9104166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